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2pt" fo:letter-spacing="normal" style:font-size-asian="12pt" style:font-size-complex="12pt" loext:padding="0cm" loext:border="none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2pt" fo:letter-spacing="normal" style:font-size-asian="12pt" style:font-size-complex="12pt" loext:padding="0cm" loext:border="none"/>
    </style:style>
    <style:style style:name="P5" style:family="paragraph" style:parent-style-name="Text_20_body">
      <style:paragraph-properties fo:margin-left="3.969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style:font-size-asian="12pt" style:font-size-complex="12pt" loext:padding="0cm" loext:border="none"/>
    </style:style>
    <style:style style:name="P6" style:family="paragraph" style:parent-style-name="Text_20_body" style:master-page-name="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2pt" fo:letter-spacing="normal" style:font-size-asian="12pt" style:font-size-complex="12pt" loext:padding="0cm" loext:border="none"/>
    </style:style>
    <style:style style:name="P7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Liberation Serif" fo:font-size="12pt" fo:letter-spacing="normal" style:font-size-asian="12pt" style:font-size-complex="12pt" loext:padding="0cm" loext:border="none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02fe9c" style:font-size-asian="12pt" style:font-size-complex="12pt" loext:padding="0cm" loext:border="none"/>
    </style:style>
    <style:style style:name="T1" style:family="text">
      <style:text-properties officeooo:rsid="0002f1a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20082336" text:style-name="L1">
        <text:list-header>
          <text:p text:style-name="P9">Lista de Exercício - Apresentação em Sala</text:p>
        </text:list-header>
      </text:list>
      <text:p text:style-name="P2"/>
      <text:list xml:id="list110149372129037" text:continue-numbering="true" text:style-name="L1">
        <text:list-header>
          <text:p text:style-name="P10">1) Faça um programa em Python que lê um número e diz se o mesmo é ou não primo.</text:p>
        </text:list-header>
      </text:list>
      <text:p text:style-name="P5"/>
      <text:p text:style-name="P6">print("Entre com um número para saber se ele é primo ou não")</text:p>
      <text:p text:style-name="P7"/>
      <text:p text:style-name="P7">n = int(input("Digite um número: "))</text:p>
      <text:p text:style-name="P7"><text:s text:c="4"/></text:p>
      <text:p text:style-name="P7">if (n == 2 or n == 3 or n == 5 or n == 7):</text:p>
      <text:p text:style-name="P7"><text:s text:c="4"/>print("O número digitado é primo")</text:p>
      <text:p text:style-name="P7"><text:s text:c="4"/></text:p>
      <text:p text:style-name="P7">elif (n % 2 != 0) and (n % 3 != 0) and (n % 5 != 0) and (n % 7 != 0):</text:p>
      <text:p text:style-name="P7"><text:s text:c="4"/>print("O número digitado é primo")</text:p>
      <text:p text:style-name="P7"><text:s text:c="4"/></text:p>
      <text:p text:style-name="P7">else: </text:p>
      <text:p text:style-name="P7"><text:s text:c="4"/>print("O número digitado não é primo")</text:p>
      <text:p text:style-name="P5"/>
      <text:list xml:id="list110150761482262" text:continue-numbering="true" text:style-name="L1">
        <text:list-header>
          <text:p text:style-name="P11">2) Faça um programa em Pytho<text:span text:style-name="T1">n</text:span> que lê 3 números e qual deles é maior.</text:p>
        </text:list-header>
      </text:list>
      <text:p text:style-name="P5"/>
      <text:p text:style-name="P4">print ("Descubra qual dos 3 números é o maior")</text:p>
      <text:p text:style-name="P3"/>
      <text:p text:style-name="P3">n1 = float(input("Digite o primeiro número: "))</text:p>
      <text:p text:style-name="P3">n2 = float(input("Digite o segundo número: "))</text:p>
      <text:p text:style-name="P3">n3 = float(input("Digite o terceiro número: "))</text:p>
      <text:p text:style-name="P3"/>
      <text:p text:style-name="P3">if (n1 &gt; n2) and (n1 &gt; n3):</text:p>
      <text:p text:style-name="P3"><text:s text:c="4"/>print("O número %.2f é o maior" %n1)</text:p>
      <text:p text:style-name="P3">elif (n2 &gt; n1) and (n2 &gt; n3):</text:p>
      <text:p text:style-name="P3"><text:s text:c="4"/>print("O número %.2f é o maior" %n2)</text:p>
      <text:p text:style-name="P3">else: </text:p>
      <text:p text:style-name="P3"><text:s text:c="4"/>print ("O número %.2f é o maior" %n3)</text:p>
      <text:p text:style-name="P5"/>
      <text:list xml:id="list110150700438474" text:continue-numbering="true" text:style-name="L1">
        <text:list-header>
          <text:p text:style-name="P11">3) Faça um programa em Pytho<text:span text:style-name="T1">n</text:span> que lê 3 números e qual deles é menor.</text:p>
        </text:list-header>
      </text:list>
      <text:p text:style-name="P5"/>
      <text:p text:style-name="P4">print ("Descubra qual dos 3 números é o maior")</text:p>
      <text:p text:style-name="P3"/>
      <text:p text:style-name="P3">n1 = float(input("Digite o primeiro número: "))</text:p>
      <text:p text:style-name="P3">n2 = float(input("Digite o segundo número: "))</text:p>
      <text:p text:style-name="P3">n3 = float(input("Digite o terceiro número: "))</text:p>
      <text:p text:style-name="P3"/>
      <text:p text:style-name="P3">if (n1 &lt; n2) and (n1 &lt; n3):</text:p>
      <text:p text:style-name="P3"><text:s text:c="4"/>print("O número %.2f é o menor" %n1)</text:p>
      <text:p text:style-name="P3">elif (n2 &lt; n1) and (n2 &lt; n3):</text:p>
      <text:p text:style-name="P3"><text:s text:c="4"/>print("O número %.2f é o menor" %n2)</text:p>
      <text:p text:style-name="P3">else: </text:p>
      <text:p text:style-name="P3"><text:s text:c="4"/>print ("O número %.2f é o menor" %n3)</text:p>
      <text:p text:style-name="P5"><text:soft-page-break/></text:p>
      <text:list xml:id="list110149808838545" text:continue-numbering="true" text:style-name="L1">
        <text:list-header>
          <text:p text:style-name="P11">4) Faça um programa em Pytho<text:span text:style-name="T1">n</text:span> que lê um número e imprime a sequência de Fibonacci.</text:p>
        </text:list-header>
      </text:list>
      <text:p text:style-name="P5"/>
      <text:p text:style-name="P4">'Na matemática, a Sucessão de Fibonacci (também Sequência de Fibonacci), é'</text:p>
      <text:p text:style-name="P3">'uma sequência de números inteiros, começando normalmente por 0 e 1, na qual,'</text:p>
      <text:p text:style-name="P3">'cada termo subsequente corresponde à soma dos dois anteriores.'</text:p>
      <text:p text:style-name="P3"/>
      <text:p text:style-name="P3">print('Sequência Fibonacci')</text:p>
      <text:p text:style-name="P3">n = int(input('Digite um número inteiro para parar a sequência Fibonacci: '))</text:p>
      <text:p text:style-name="P3"/>
      <text:p text:style-name="P3">si = 0</text:p>
      <text:p text:style-name="P3">sf = 1</text:p>
      <text:p text:style-name="P3"/>
      <text:p text:style-name="P3">print(si)</text:p>
      <text:p text:style-name="P3"/>
      <text:p text:style-name="P3">while sf &lt; n:</text:p>
      <text:p text:style-name="P3"><text:s text:c="4"/></text:p>
      <text:p text:style-name="P3"><text:s text:c="4"/>f = si</text:p>
      <text:p text:style-name="P3"><text:s text:c="4"/>si = sf</text:p>
      <text:p text:style-name="P3"><text:s text:c="4"/>sf = si + f</text:p>
      <text:p text:style-name="P3"><text:s text:c="4"/>print(si)</text:p>
      <text:p text:style-name="P3"><text:s text:c="4"/></text:p>
      <text:p text:style-name="P3">else:</text:p>
      <text:p text:style-name="P3"><text:s text:c="4"/>print('Sequência Fibonacci impressa em tela')</text:p>
      <text:p text:style-name="P5"/>
      <text:list xml:id="list110150596945348" text:continue-numbering="true" text:style-name="L1">
        <text:list-header>
          <text:p text:style-name="P11">5) Faça um programa em Python que lê um número e diz quantos primos existem no intervalo de 1 até ele.</text:p>
        </text:list-header>
      </text:list>
      <text:p text:style-name="P1"><text:tab/></text:p>
      <text:p text:style-name="P1">print("Entre com um número para saber a quantidade de primos de 1 até ele")</text:p>
      <text:p text:style-name="P1"/>
      <text:p text:style-name="P1">n = int(input("Digite um número: "))</text:p>
      <text:p text:style-name="P1"/>
      <text:p text:style-name="P1">contador = int(0)</text:p>
      <text:p text:style-name="P1">cont = int(0)</text:p>
      <text:p text:style-name="P1"/>
      <text:p text:style-name="P1">while cont &lt;= n: </text:p>
      <text:p text:style-name="P1"><text:s text:c="4"/></text:p>
      <text:p text:style-name="P1"><text:s text:c="4"/>cont = cont + 1</text:p>
      <text:p text:style-name="P1"><text:s text:c="4"/></text:p>
      <text:p text:style-name="P1"><text:s text:c="4"/>if (cont == 2 or cont == 3 or cont == 5 or cont == 7):</text:p>
      <text:p text:style-name="P1"><text:s text:c="8"/>contador = contador + 1</text:p>
      <text:p text:style-name="P1"><text:s text:c="4"/></text:p>
      <text:p text:style-name="P1"><text:s text:c="4"/>elif (cont % 2 != 0) and (cont % 3 != 0) and (cont % 5 != 0) and (cont % 7 != 0):</text:p>
      <text:p text:style-name="P1"><text:s text:c="8"/>contador = contador + 1</text:p>
      <text:p text:style-name="P1"><text:s text:c="8"/></text:p>
      <text:p text:style-name="P1">else: <text:s text:c="14"/></text:p>
      <text:p text:style-name="P1"><text:s text:c="4"/>print('quantidade: %i primos' %contador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08:44:31.576553373</meta:creation-date>
    <dc:date>2019-03-11T10:59:43.420295530</dc:date>
    <meta:editing-duration>PT2H44M5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71" meta:word-count="478" meta:character-count="2464" meta:non-whitespace-character-count="1905"/>
  </office:meta>
</office:document-meta>
</file>